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ngth [m]<text:tab/>Value [C]<text:tab/> </text:p>
      <text:p text:style-name="P3">0.<text:tab/>1553.6<text:tab/> </text:p>
      <text:p text:style-name="P3">4.5231e-003<text:tab/>1553.6<text:tab/> </text:p>
      <text:p text:style-name="P3">9.0461e-003<text:tab/>1553.6<text:tab/> </text:p>
      <text:p text:style-name="P3">1.3569e-002<text:tab/>1553.6<text:tab/> </text:p>
      <text:p text:style-name="P3">1.8092e-002<text:tab/>1553.6<text:tab/> </text:p>
      <text:p text:style-name="P3">2.2615e-002<text:tab/>1553.6<text:tab/> </text:p>
      <text:p text:style-name="P3">2.7138e-002<text:tab/>1553.6<text:tab/> </text:p>
      <text:p text:style-name="P3">3.1661e-002<text:tab/>1553.6<text:tab/> </text:p>
      <text:p text:style-name="P3">3.6184e-002<text:tab/>1553.6<text:tab/> </text:p>
      <text:p text:style-name="P3">4.0707e-002<text:tab/>1553.6<text:tab/> </text:p>
      <text:p text:style-name="P3">4.5231e-002<text:tab/>1553.6<text:tab/> </text:p>
      <text:p text:style-name="P3">4.9754e-002<text:tab/>1553.6<text:tab/> </text:p>
      <text:p text:style-name="P3">5.4277e-002<text:tab/>1553.6<text:tab/> </text:p>
      <text:p text:style-name="P3">5.88e-002<text:tab/>1553.6<text:tab/> </text:p>
      <text:p text:style-name="P3">6.3323e-002<text:tab/>1553.4<text:tab/> </text:p>
      <text:p text:style-name="P3">6.7846e-002<text:tab/>1552.<text:tab/> </text:p>
      <text:p text:style-name="P3">7.2369e-002<text:tab/>1549.<text:tab/> </text:p>
      <text:p text:style-name="P3">7.6892e-002<text:tab/>1544.1<text:tab/> </text:p>
      <text:p text:style-name="P3">8.1415e-002<text:tab/>1537.4<text:tab/> </text:p>
      <text:p text:style-name="P3">8.5938e-002<text:tab/>1529.<text:tab/> </text:p>
      <text:p text:style-name="P3">9.0461e-002<text:tab/>1518.9<text:tab/> </text:p>
      <text:p text:style-name="P3">9.4984e-002<text:tab/>1507.2<text:tab/> </text:p>
      <text:p text:style-name="P3">9.9507e-002<text:tab/>1493.9<text:tab/> </text:p>
      <text:p text:style-name="P3">0.10403<text:tab/>1479.4<text:tab/> </text:p>
      <text:p text:style-name="P3">0.10855<text:tab/>1463.8<text:tab/> </text:p>
      <text:p text:style-name="P3">0.11308<text:tab/>1447.4<text:tab/> </text:p>
      <text:p text:style-name="P3">0.1176<text:tab/>1430.7<text:tab/> </text:p>
      <text:p text:style-name="P3">0.12212<text:tab/>1414.2<text:tab/> </text:p>
      <text:p text:style-name="P3">0.12665<text:tab/>1398.4<text:tab/> </text:p>
      <text:p text:style-name="P3">0.13117<text:tab/>1383.9<text:tab/> </text:p>
      <text:p text:style-name="P3">0.13569<text:tab/>1371.2<text:tab/> </text:p>
      <text:p text:style-name="P3">0.14021<text:tab/>1360.6<text:tab/> </text:p>
      <text:p text:style-name="P3">0.14474<text:tab/>1352.1<text:tab/> </text:p>
      <text:p text:style-name="P3">0.14926<text:tab/>1345.6<text:tab/> </text:p>
      <text:p text:style-name="P3">0.15378<text:tab/>1340.7<text:tab/> </text:p>
      <text:p text:style-name="P3">0.15831<text:tab/>1337.3<text:tab/> </text:p>
      <text:p text:style-name="P3">0.16283<text:tab/>1334.8<text:tab/> </text:p>
      <text:p text:style-name="P3">0.16735<text:tab/>1333.2<text:tab/> </text:p>
      <text:p text:style-name="P3">0.17188<text:tab/>1332.<text:tab/> </text:p>
      <text:p text:style-name="P3">0.1764<text:tab/>1331.3<text:tab/> </text:p>
      <text:p text:style-name="P3">0.18092<text:tab/>1330.8<text:tab/> </text:p>
      <text:p text:style-name="P3">0.18545<text:tab/>1330.5<text:tab/> </text:p>
      <text:p text:style-name="P3">0.18997<text:tab/>1330.2<text:tab/> </text:p>
      <text:p text:style-name="P3">0.19449<text:tab/>1330.1<text:tab/> </text:p>
      <text:p text:style-name="P3">0.19901<text:tab/>1330.<text:tab/> </text:p>
      <text:p text:style-name="P3"><text:soft-page-break/>0.20354<text:tab/>1329.9<text:tab/> </text:p>
      <text:p text:style-name="P3">0.20806<text:tab/>1329.9<text:tab/> </text:p>
      <text:p text:style-name="P3">0.21258<text:tab/>1329.9<text:tab/> </text:p>
      <text:p text:style-name="P3">0.21711<text:tab/>1329.9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20T15:47:32.091664771</dc:date>
    <meta:editing-duration>PT1M38S</meta:editing-duration>
    <meta:editing-cycles>1</meta:editing-cycles>
    <meta:document-statistic meta:table-count="0" meta:image-count="0" meta:object-count="0" meta:page-count="2" meta:paragraph-count="50" meta:word-count="102" meta:character-count="880" meta:non-whitespace-character-count="728"/>
  </office:meta>
</office:document-meta>
</file>